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>
            <text:p>ID</text:p>
          </table:table-cell>
          <table:table-cell table:number-columns-repeated="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string" table:number-columns-spanned="4" table:number-rows-spanned="1">
            <text:p>Send Gauge Value</text:p>
          </table:table-cell>
          <table:covered-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table:number-columns-spanned="4" table:number-rows-spanned="1">
            <text:p>Example: Write value "1000" to the gauge</text:p>
          </table:table-cell>
          <table:covered-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I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ta(1)</text:p>
          </table:table-cell>
          <table:table-cell office:value-type="string">
            <text:p>0x0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ta(2)</text:p>
          </table:table-cell>
          <table:table-cell office:value-type="string">
            <text:p>0xE8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 table:number-columns-spanned="4" table:number-rows-spanned="1">
            <text:p>Update Gauge Title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table:number-columns-spanned="4" table:number-rows-spanned="1">
            <text:p>Example: Write "RPM" to the gauge title</text:p>
          </table:table-cell>
          <table:covered-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I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n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ta(1)</text:p>
          </table:table-cell>
          <table:table-cell table:formula="of:=CODE(&quot;R&quot;)" office:value-type="float" office:value="82">
            <text:p>8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ta(2)</text:p>
          </table:table-cell>
          <table:table-cell table:formula="of:=CODE(&quot;P&quot;)" office:value-type="float" office:value="80">
            <text:p>8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ta(3)</text:p>
          </table:table-cell>
          <table:table-cell table:formula="of:=CODE(&quot;M&quot;)" office:value-type="float" office:value="77">
            <text:p>77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 table:number-columns-spanned="4" table:number-rows-spanned="1">
            <text:p>Set Gauge max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table:number-columns-spanned="4" table:number-rows-spanned="1">
            <text:p>Example: Set max scale to "8000"</text:p>
          </table:table-cell>
          <table:covered-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I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ta(1)</text:p>
          </table:table-cell>
          <table:table-cell office:value-type="string">
            <text:p>0x1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ta(2)</text:p>
          </table:table-cell>
          <table:table-cell office:value-type="string">
            <text:p>0x40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string">
            <text:p>Send Error Message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office:value-type="string">
            <text:p>Example: Send "CAN Error Message"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office:value-type="string">
            <text:p>ID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>
            <text:p>Len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>
            <text:p>Data(1)</text:p>
          </table:table-cell>
          <table:table-cell office:value-type="string">
            <text:p>0x0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2">22/05/2011</text:date>, <text:time>02:4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4H25M47S</meta:editing-duration>
    <meta:editing-cycles>6</meta:editing-cycles>
    <meta:generator>OpenOffice.org/3.2$Win32 OpenOffice.org_project/320m18$Build-9502</meta:generator>
    <dc:date>2011-05-22T02:44:24.04</dc:date>
    <meta:document-statistic meta:table-count="3" meta:cell-count="45" meta:object-count="0"/>
    <meta:user-defined meta:name="Info 1"/>
    <meta:user-defined meta:name="Info 2"/>
    <meta:user-defined meta:name="Info 3"/>
    <meta:user-defined meta:name="Info 4"/>
  </office:meta>
</office:document-meta>
</file>